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stroke-linejoin="miter" draw:fill="solid" draw:fill-color="#ffff00" draw:textarea-horizontal-align="left" draw:textarea-vertical-align="top" draw:auto-grow-height="false" fo:min-height="0cm" fo:min-width="0cm" fo:padding-top="0.213cm" fo:padding-bottom="0.213cm" fo:padding-left="0.425cm" fo:padding-right="0.4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ffff00" draw:textarea-horizontal-align="justify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ff00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76cm" svg:height="0.376cm" svg:x="10.188cm" svg:y="14.3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76cm" svg:height="0.375cm" svg:x="10.938cm" svg:y="14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375cm" svg:height="0.376cm" svg:x="10.564cm" svg:y="15.1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375cm" svg:height="0.375cm" svg:x="11.313cm" svg:y="15.513cm">
            <text:p/>
  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  <draw:rect draw:style-name="gr3" draw:text-style-name="P3" draw:layer="layout" svg:width="1.5cm" svg:height="1.5cm" svg:x="10.188cm" svg:y="14.387cm">
            <text:p/>
          </draw:rect>
          <draw:line draw:style-name="gr4" draw:text-style-name="P4" draw:layer="layout" svg:x1="10.565cm" svg:y1="14.387cm" svg:x2="10.565cm" svg:y2="15.887cm">
            <text:p/>
          </draw:line>
          <draw:line draw:style-name="gr4" draw:text-style-name="P4" draw:layer="layout" svg:x1="10.939cm" svg:y1="14.387cm" svg:x2="10.939cm" svg:y2="15.887cm">
            <text:p/>
          </draw:line>
          <draw:line draw:style-name="gr4" draw:text-style-name="P4" draw:layer="layout" svg:x1="11.313cm" svg:y1="14.387cm" svg:x2="11.313cm" svg:y2="15.887cm">
            <text:p/>
          </draw:line>
          <draw:line draw:style-name="gr4" draw:text-style-name="P4" draw:layer="layout" svg:x1="10.188cm" svg:y1="14.762cm" svg:x2="11.688cm" svg:y2="14.762cm">
            <text:p/>
          </draw:line>
          <draw:line draw:style-name="gr4" draw:text-style-name="P4" draw:layer="layout" svg:x1="10.188cm" svg:y1="15.137cm" svg:x2="11.688cm" svg:y2="15.137cm">
            <text:p/>
          </draw:line>
          <draw:line draw:style-name="gr4" draw:text-style-name="P4" draw:layer="layout" svg:x1="10.188cm" svg:y1="15.511cm" svg:x2="11.688cm" svg:y2="15.51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2:49.310698453</meta:creation-date>
    <dc:date>2018-05-07T13:53:04.536775429</dc:date>
    <meta:editing-duration>PT15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